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gr1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Date Field 1" form:control-implementation="ooo:com.sun.star.form.component.DateField" xml:id="control1" form:id="control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1" draw:text-style-name="P1" svg:width="3.52cm" svg:height="1.006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38:11.135000000</meta:creation-date>
    <dc:date>2019-01-11T17:38:58.263000000</dc:date>
    <meta:editing-duration>PT48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6.3.0.0.alpha0$Windows_x86 LibreOffice_project/dd0b559d6aac5bf09566af735bd00b28c00fb2e4</meta:generator>
  </office:meta>
</office:document-meta>
</file>